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98in"/>
    </style:style>
    <style:style style:name="co2" style:family="table-column">
      <style:table-column-properties fo:break-before="auto" style:column-width="1.059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61in" fo:break-before="auto" style:use-optimal-row-height="true"/>
    </style:style>
    <style:style style:name="ro2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Page 1 Intro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alk to Agent</text:p>
          </table:table-cell>
          <table:table-cell office:value-type="string">
            <text:p>/Users/macbook_air/Documents/utest/katch_project/talk_to_agent.jpeg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/>
          <table:table-cell office:value-type="string">
            <text:p>Top Zip Code</text:p>
          </table:table-cell>
          <table:table-cell office:value-type="string">
            <text:p><text:a xlink:href="../top_zip_code.jpeg">/Users/macbook_air/Documents/utest/katch_project/top_zip_code.jpeg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Carrier Lis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State Map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Plan Qualify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ACA Info Step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Bottom Zip Cod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Foot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oote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Page 2 Inf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rsona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Healt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QL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Additiona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Contac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Foote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QL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Page 3 Plans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er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Plan Lis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Plan Type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Foote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d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pous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Child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Medicare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pup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Medicare Par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Go Genera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eneral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Provid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par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Detail</text:p>
          </table:table-cell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1">08/31/2017</text:date>, <text:time>22:1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14:14:05</meta:creation-date>
    <dc:date>2017-08-31T22:12:13</dc:date>
    <meta:editing-duration>PT7H12M37S</meta:editing-duration>
    <meta:editing-cycles>9</meta:editing-cycles>
    <meta:generator>OpenOffice/4.1.3$Unix OpenOffice.org_project/413m1$Build-9783</meta:generator>
    <meta:document-statistic meta:table-count="3" meta:cell-count="36" meta:object-count="0"/>
  </office:meta>
</office:document-meta>
</file>